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iller" svg:font-family="Chiller" style:font-family-generic="script"/>
    <style:font-face style:name="Karumbi" svg:font-family="Karumbi" style:font-pitch="variable"/>
    <style:font-face style:name="Samanata" svg:font-family="Samanat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eb84" officeooo:paragraph-rsid="001feb8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0b2d9" officeooo:paragraph-rsid="002153b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153b5" officeooo:paragraph-rsid="002153b5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1c3687" fo:font-size="16pt" fo:font-weight="bold" officeooo:rsid="001feb84" officeooo:paragraph-rsid="001feb84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1c3687" fo:font-size="16pt" fo:font-weight="bold" officeooo:rsid="001feb84" officeooo:paragraph-rsid="001feb8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feb84" officeooo:paragraph-rsid="00228b5a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fo:font-size="16pt" fo:font-weight="bold" officeooo:rsid="002153b5" officeooo:paragraph-rsid="002153b5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0b2d9"/>
    </style:style>
    <style:style style:name="T2" style:family="text">
      <style:text-properties officeooo:rsid="002153b5"/>
    </style:style>
    <style:style style:name="T3" style:family="text">
      <style:text-properties officeooo:rsid="00228b5a"/>
    </style:style>
    <style:style style:name="T4" style:family="text">
      <style:text-properties officeooo:rsid="0023b47c"/>
    </style:style>
    <style:style style:name="T5" style:family="text">
      <style:text-properties fo:font-style="italic" officeooo:rsid="00228b5a" style:font-style-asian="italic" style:font-style-complex="italic"/>
    </style:style>
    <style:style style:name="T6" style:family="text">
      <style:text-properties fo:font-style="italic" fo:font-weight="normal" officeooo:rsid="00228b5a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officeooo:rsid="00228b5a" style:font-style-asian="italic" style:font-style-complex="italic"/>
    </style:style>
    <style:style style:name="T8" style:family="text">
      <style:text-properties style:font-name="Chiller" fo:font-style="italic" style:text-underline-style="solid" style:text-underline-width="auto" style:text-underline-color="font-color" officeooo:rsid="00228b5a" style:font-style-asian="italic" style:font-style-complex="italic"/>
    </style:style>
    <style:style style:name="T9" style:family="text">
      <style:text-properties style:font-name="Karumbi" fo:font-style="italic" style:text-underline-style="solid" style:text-underline-width="auto" style:text-underline-color="font-color" officeooo:rsid="00228b5a" style:font-style-asian="italic" style:font-style-complex="italic"/>
    </style:style>
    <style:style style:name="T10" style:family="text">
      <style:text-properties style:font-name="aakar" fo:font-style="italic" style:text-underline-style="solid" style:text-underline-width="auto" style:text-underline-color="font-color" officeooo:rsid="00228b5a" style:font-style-asian="italic" style:font-style-complex="italic"/>
    </style:style>
    <style:style style:name="T11" style:family="text">
      <style:text-properties style:font-name="Impact" fo:font-style="italic" style:text-underline-style="solid" style:text-underline-width="auto" style:text-underline-color="font-color" officeooo:rsid="00228b5a" style:font-style-asian="italic" style:font-style-complex="italic"/>
    </style:style>
    <style:style style:name="T12" style:family="text">
      <style:text-properties style:font-name="Samanata" fo:font-style="italic" style:text-underline-style="solid" style:text-underline-width="auto" style:text-underline-color="font-color" officeooo:rsid="00228b5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iverables:</text:p>
      <text:p text:style-name="P1"/>
      <text:p text:style-name="P4">WEEK 1 :</text:p>
      <text:p text:style-name="P1">USER STORIES</text:p>
      <text:p text:style-name="P1">UML DIAGRAMS</text:p>
      <text:p text:style-name="P3">SRS DOCUMENT</text:p>
      <text:p text:style-name="P4">WEEK 2 :</text:p>
      <text:p text:style-name="P2">FIRST INCREMENT :</text:p>
      <text:p text:style-name="P2"><text:tab/><text:span text:style-name="T2">FIND &amp; REQUEST , SELECT &amp; CONFIRM AND PAYMENT </text:span></text:p>
      <text:p text:style-name="P2"><text:span text:style-name="T2">FEATURES WILL BE ADDED BY THE FIRST INCREMENT.</text:span> </text:p>
      <text:p text:style-name="P4"/>
      <text:p text:style-name="P4"><text:s/>WEEK 3 :</text:p>
      <text:p text:style-name="P7">EXPLORE <text:span text:style-name="T4">&amp;</text:span> SEARCH AND CANCELLATION FEATURES WILL BE ADDED IN THE SECOND INCREMENT.</text:p>
      <text:p text:style-name="P1"><text:s/>INCREMENTS </text:p>
      <text:p text:style-name="P1"/>
      <text:p text:style-name="P4">WEEK 4 : </text:p>
      <text:p text:style-name="P1"><text:s/>TESTING AND DEPLOYMENT</text:p>
      <text:p text:style-name="P1"/>
      <text:p text:style-name="P1"/>
      <text:p text:style-name="P1">------- <text:s text:c="2"/><text:span text:style-name="T1">THANK YOU <text:s text:c="2"/></text:span>-------</text:p>
      <text:p text:style-name="P1"/>
      <text:p text:style-name="P1">BY </text:p>
      <text:p text:style-name="P6">PUNEETH<text:line-break/>SIDDARTH<text:line-break/>SRUJAN<text:span text:style-name="T3">(</text:span><text:span text:style-name="T12">0.000000000000000001% contribution ,deserves a standing ovation for his contribution)</text:span></text:p>
      <text:p text:style-name="P1">ROHITH(NO CONTRIBUTION,<text:span text:style-name="T1">ONLY ADDED <text:s/>SLIDE TRANSITIONS AND COLOURS TO <text:s/>ABOVE PEOPLES’ CONTENT 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iller" svg:font-family="Chiller" style:font-family-generic="script"/>
    <style:font-face style:name="Karumbi" svg:font-family="Karumbi" style:font-pitch="variable"/>
    <style:font-face style:name="Samanata" svg:font-family="Samanat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0:22:34.540361059</meta:creation-date>
    <dc:date>2018-11-04T11:58:47.093275396</dc:date>
    <meta:editing-duration>PT30M4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84" meta:character-count="544" meta:non-whitespace-character-count="463"/>
  </office:meta>
</office:document-meta>
</file>